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Standard" style:list-style-name="L4"/>
    <style:style style:name="P6" style:family="paragraph" style:parent-style-name="Standard" style:list-style-name="L4">
      <style:paragraph-properties fo:margin-left="1.251cm" fo:margin-right="0cm" fo:text-indent="0cm" style:auto-text-indent="false"/>
    </style:style>
    <style:style style:name="P7" style:family="paragraph" style:parent-style-name="Standard" style:list-style-name="L4">
      <style:paragraph-properties fo:margin-left="1.251cm" fo:margin-right="0cm" fo:text-indent="0cm" style:auto-text-indent="false"/>
    </style:style>
    <style:style style:name="P8" style:family="paragraph" style:parent-style-name="Standard" style:list-style-name="L4">
      <style:paragraph-properties fo:margin-left="0cm" fo:margin-right="0cm" fo:text-indent="0cm" style:auto-text-indent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 style:list-style-name="L6">
      <style:text-properties fo:font-style="normal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</style:style>
    <style:style style:name="P21" style:family="paragraph" style:parent-style-name="Text_20_body" style:list-style-name="L2">
      <style:paragraph-properties fo:margin-left="1.251cm" fo:margin-right="0cm" fo:text-indent="0cm" style:auto-text-indent="false"/>
    </style:style>
    <style:style style:name="P22" style:family="paragraph" style:parent-style-name="Text_20_body" style:list-style-name="L5">
      <style:paragraph-properties fo:margin-left="1.251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</style:style>
    <style:style style:name="P25" style:family="paragraph" style:parent-style-name="Text_20_body" style:list-style-name="L2">
      <style:paragraph-properties fo:margin-left="0cm" fo:margin-right="0cm" fo:text-indent="0cm" style:auto-text-indent="false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</style:style>
    <style:style style:name="P27" style:family="paragraph" style:parent-style-name="Text_20_body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8" style:family="paragraph" style:parent-style-name="Text_20_body" style:list-style-name="L7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3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30" style:family="paragraph" style:parent-style-name="Text_20_body" style:list-style-name="L7">
      <style:paragraph-properties fo:margin-left="0cm" fo:margin-right="0cm" fo:text-indent="0cm" style:auto-text-indent="false"/>
    </style:style>
    <style:style style:name="P31" style:family="paragraph" style:parent-style-name="Heading_20_2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style-asian="normal"/>
    </style:style>
    <style:style style:name="T6" style:family="text">
      <style:text-properties style:font-style-complex="normal"/>
    </style:style>
    <style:style style:name="T7" style:family="text">
      <style:text-properties style:font-style-asian="italic"/>
    </style:style>
    <style:style style:name="T8" style:family="text">
      <style:text-properties style:font-style-complex="italic"/>
    </style:style>
    <style:style style:name="T9" style:family="text">
      <style:text-properties fo:font-size="14pt" style:font-size-complex="14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Propuesta de Cursos de Capacitació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tab/><text:tab/><text:tab/><text:tab/><text:tab/><text:tab/><text:tab/><text:span text:style-name="T9">Alberto Arancibia</text:span></text:p>
      <text:p text:style-name="P18"><text:tab/><text:tab/><text:tab/><text:tab/> <text:tab/><text:tab/> aarancib@gmail.com</text:p>
      <text:h text:style-name="P31" text:outline-level="2">Creación de sitios con estándares web</text:h>
      <text:list text:style-name="L4">
        <text:list-item>
          <text:p text:style-name="P5">Estándares web, algo de historia y razones de su existencia. </text:p>
        </text:list-item>
        <text:list-item>
          <text:p text:style-name="P6">“The HTML Hell”</text:p>
        </text:list-item>
        <text:list-item>
          <text:p text:style-name="P6">Browser War(s)</text:p>
        </text:list-item>
        <text:list-item>
          <text:p text:style-name="P6">Ejemplos</text:p>
        </text:list-item>
        <text:list-item>
          <text:p text:style-name="P5">W3C </text:p>
        </text:list-item>
        <text:list-item>
          <text:p text:style-name="P5">DTDs</text:p>
        </text:list-item>
        <text:list-item>
          <text:p text:style-name="P6">HTML 4</text:p>
        </text:list-item>
        <text:list-item>
          <text:p text:style-name="P6">XHTML 1.0 Transitional, Strict.</text:p>
        </text:list-item>
        <text:list-item>
          <text:p text:style-name="P6">HTML 5</text:p>
        </text:list-item>
        <text:list-item>
          <text:p text:style-name="P6">Ejemplos</text:p>
        </text:list-item>
        <text:list-item>
          <text:p text:style-name="P5">CSS</text:p>
        </text:list-item>
        <text:list-item>
          <text:p text:style-name="P6">Selectores</text:p>
        </text:list-item>
        <text:list-item>
          <text:p text:style-name="P6">Especificaciones CSS 1, 2, 2.1, 3</text:p>
        </text:list-item>
        <text:list-item>
          <text:p text:style-name="P6">Compatibilidad con navegadores</text:p>
        </text:list-item>
        <text:list-item>
          <text:p text:style-name="P6">El factor IE</text:p>
        </text:list-item>
        <text:list-item>
          <text:p text:style-name="P6">Ejemplos</text:p>
        </text:list-item>
        <text:list-item>
          <text:p text:style-name="P8">Tipografías en la web.</text:p>
        </text:list-item>
        <text:list-item>
          <text:p text:style-name="P5">Solucionando problemas con Javascript</text:p>
        </text:list-item>
        <text:list-item>
          <text:p text:style-name="P6">Degradación elegante – <text:span text:style-name="T2">Degrade gracefully</text:span></text:p>
        </text:list-item>
        <text:list-item>
          <text:p text:style-name="P6">Modernizr</text:p>
        </text:list-item>
        <text:list-item>
          <text:p text:style-name="P6">Jquery</text:p>
        </text:list-item>
        <text:list-item>
          <text:p text:style-name="P8">Mejoramiento progresivo</text:p>
        </text:list-item>
        <text:list-item>
          <text:p text:style-name="P6">Usabilidad</text:p>
        </text:list-item>
        <text:list-item>
          <text:p text:style-name="P6">Accesibilidad</text:p>
        </text:list-item>
        <text:list-item>
          <text:p text:style-name="P5">Maquetación CSS</text:p>
        </text:list-item>
        <text:list-item>
          <text:p text:style-name="P5">Maquetacion por grillas</text:p>
        </text:list-item>
        <text:list-item>
          <text:p text:style-name="P5">Framework CSS: 960 grids</text:p>
        </text:list-item>
        <text:list-item>
          <text:p text:style-name="P5"><text:span text:style-name="T2">Browser <text:s/>War</text:span> 2.0?</text:p>
        </text:list-item>
        <text:list-item>
          <text:p text:style-name="P5">Usando HTML5 ahora ... y por qué es importante.</text:p>
        </text:list-item>
        <text:list-item>
          <text:p text:style-name="P6">Ejemplos exitosos.</text:p>
          <text:p text:style-name="P6"/>
        </text:list-item>
      </text:list>
      <text:h text:style-name="Heading_20_2" text:outline-level="2">Construcción de Sitios Web en Drupal</text:h>
      <text:list text:style-name="L1">
        <text:list-item>
          <text:p text:style-name="P9">Introducción a Drupal</text:p>
        </text:list-item>
        <text:list-item>
          <text:p text:style-name="P20">Conceptos básicos.</text:p>
        </text:list-item>
        <text:list-item>
          <text:p text:style-name="P20">“<text:span text:style-name="T2">The Drupal Learning Curve</text:span>”</text:p>
        </text:list-item>
        <text:list-item>
          <text:p text:style-name="P24">Instalando Drupal</text:p>
        </text:list-item>
        <text:list-item>
          <text:p text:style-name="P24">Explicación de la interfaz.</text:p>
        </text:list-item>
        <text:list-item>
          <text:p text:style-name="P24">Instalación de módulos.</text:p>
        </text:list-item>
        <text:list-item>
          <text:p text:style-name="P24">Construyendo nuevos tipos de contenidos.</text:p>
        </text:list-item>
        <text:list-item>
          <text:p text:style-name="P24">Usuarios, roles y permisos.</text:p>
        </text:list-item>
        <text:list-item>
          <text:p text:style-name="P24">Navegación, menús y taxonomías.</text:p>
        </text:list-item>
        <text:list-item>
          <text:p text:style-name="P24"><text:soft-page-break/>Configurando bloques.</text:p>
        </text:list-item>
        <text:list-item>
          <text:p text:style-name="P24">Instalando módulos y temas.</text:p>
        </text:list-item>
        <text:list-item>
          <text:p text:style-name="P24">Configuración de editores WYSIWYG/ formatos de entrada.</text:p>
        </text:list-item>
        <text:list-item>
          <text:p text:style-name="P24">Datos y páginas privadas.</text:p>
        </text:list-item>
        <text:list-item>
          <text:p text:style-name="P24">Creando listados de contenido.</text:p>
        </text:list-item>
        <text:list-item>
          <text:p text:style-name="P24">Actualizaciones y parches.</text:p>
        </text:list-item>
        <text:list-item>
          <text:p text:style-name="P24">Updates &amp; upgrades.</text:p>
        </text:list-item>
        <text:list-item>
          <text:p text:style-name="P24">Exportando configuraciones, versionado del sitio.</text:p>
        </text:list-item>
        <text:list-item>
          <text:p text:style-name="P24">Antes de lanzar.</text:p>
        </text:list-item>
      </text:list>
      <text:h text:style-name="Heading_20_2" text:outline-level="2">Construcción de Sitios Web en Drupal II</text:h>
      <text:p text:style-name="Text_20_body">Construcción avanzada de sitios: el objetivo es adaptar el funcionamiento básico de Drupal a las necesidades usando <text:span text:style-name="T2">CCK</text:span> (field system) y <text:span text:style-name="T2">Views</text:span>.</text:p>
      <text:list text:style-name="L2">
        <text:list-item>
          <text:p text:style-name="P10">Tipos de contenido</text:p>
        </text:list-item>
        <text:list-item>
          <text:p text:style-name="P10">CCK / Field System</text:p>
        </text:list-item>
        <text:list-item>
          <text:p text:style-name="P21">Agregando Campos , tipos, visibilidad.</text:p>
        </text:list-item>
        <text:list-item>
          <text:p text:style-name="P21">Tipos de campos disponibles.</text:p>
        </text:list-item>
        <text:list-item>
          <text:p text:style-name="P21">User Reference</text:p>
        </text:list-item>
        <text:list-item>
          <text:p text:style-name="P21">Node Reference</text:p>
        </text:list-item>
        <text:list-item>
          <text:p text:style-name="P21">Módulos adicionales.</text:p>
        </text:list-item>
        <text:list-item>
          <text:p text:style-name="P25">Funcionamiento en la BD.</text:p>
        </text:list-item>
        <text:list-item>
          <text:p text:style-name="P25">Theming Nodos/ CCK</text:p>
        </text:list-item>
        <text:list-item>
          <text:p text:style-name="P25">Views</text:p>
        </text:list-item>
        <text:list-item>
          <text:p text:style-name="P21">Views GUI</text:p>
        </text:list-item>
        <text:list-item>
          <text:p text:style-name="P21">Displays /Overrides</text:p>
        </text:list-item>
        <text:list-item>
          <text:p text:style-name="P21">Arguments &amp; Relationships</text:p>
        </text:list-item>
        <text:list-item>
          <text:p text:style-name="P21">Filtros (exposición y búsquedas)</text:p>
        </text:list-item>
        <text:list-item>
          <text:p text:style-name="P21">Control de acceso a vistas.</text:p>
        </text:list-item>
        <text:list-item>
          <text:p text:style-name="P21">Exportando vistas.</text:p>
        </text:list-item>
        <text:list-item>
          <text:p text:style-name="P25">Theming Views</text:p>
        </text:list-item>
        <text:list-item>
          <text:p text:style-name="P25">Otros módulos relacionados con Views.</text:p>
        </text:list-item>
      </text:list>
      <text:p text:style-name="P1"/>
      <text:p text:style-name="P1">Se puede tener un problema de un sitio ejemplo como: <text:span text:style-name="T2">Reviews </text:span>de productos, <text:s/>un sitio básico de compraventa con anuncios o un manejador de eventos. <text:span text:style-name="T2">Feeds</text:span> RSS.</text:p>
      <text:h text:style-name="P31" text:outline-level="2">Desarrollo de temas para Drupal</text:h>
      <text:p text:style-name="P4">Requisitos: conocimientos de estándares web.</text:p>
      <text:p text:style-name="Text_20_body"><text:span text:style-name="T2">Requisito deseable: módulo básico “Construcción de Sitios Web con Drupal”.</text:span></text:p>
      <text:list text:style-name="L5">
        <text:list-item>
          <text:p text:style-name="P12">Introducción</text:p>
        </text:list-item>
        <text:list-item>
          <text:p text:style-name="P12">Configurando el ambiente de desarrollo y cambio de temas.</text:p>
        </text:list-item>
        <text:list-item>
          <text:p text:style-name="P12">Estrategias de diseño de temas.</text:p>
        </text:list-item>
        <text:list-item>
          <text:p text:style-name="P12">Herramientas de diseño: Firebug y Web Developer tool</text:p>
        </text:list-item>
        <text:list-item>
          <text:p text:style-name="P12">Conceptos básicos de temas</text:p>
        </text:list-item>
        <text:list-item>
          <text:p text:style-name="P22">Archivos .info</text:p>
        </text:list-item>
        <text:list-item>
          <text:p text:style-name="P22">Creando un tema</text:p>
        </text:list-item>
        <text:list-item>
          <text:p text:style-name="P22">Archivos . tpl.php, creando página base.</text:p>
        </text:list-item>
        <text:list-item>
          <text:p text:style-name="P22">Configurando la página y agregando regiones.</text:p>
        </text:list-item>
        <text:list-item>
          <text:p text:style-name="P22">Trabajando con templates de nodos (y otros).</text:p>
        </text:list-item>
        <text:list-item>
          <text:p text:style-name="P26">Usando <text:span text:style-name="T2">Theme Developer Tool</text:span></text:p>
        </text:list-item>
        <text:list-item>
          <text:p text:style-name="P27">Agregando Javascript al tema.</text:p>
        </text:list-item>
        <text:list-item>
          <text:p text:style-name="P27">Usando variables del <text:span text:style-name="T2">template</text:span>.</text:p>
        </text:list-item>
        <text:list-item>
          <text:p text:style-name="P27">Detalles finales.</text:p>
        </text:list-item>
      </text:list>
      <text:h text:style-name="Heading_20_2" text:outline-level="2">Desarrollo de temas avanzado</text:h>
      <text:p text:style-name="P3">Requisitos deseables: manejo de PHP básico, principalmente ciclos, arrays y condicionales.</text:p>
      <text:p text:style-name="P3">Requisitos obligatorios: Conocimientos de desarrollo de temas (punto anterior).</text:p>
      <text:p text:style-name="P3"/>
      <text:p text:style-name="P2">El objetivo de esta parte del curso (que puede ser independiente), es dar una mayor personalización a los temas y modificar el <text:span text:style-name="T2">layout</text:span> por defecto que entrega Drupal, pudiendo modificar por ejemplo formularios de administración o cualquier elemento generado por el CMS.</text:p>
      <text:p text:style-name="P2"/>
      <text:list text:style-name="L6">
        <text:list-item>
          <text:p text:style-name="P13">El archivo template.php</text:p>
        </text:list-item>
        <text:list-item>
          <text:p text:style-name="P13">PHP para <text:span text:style-name="T2">themers </text:span><text:span text:style-name="T4">(opcional)</text:span></text:p>
        </text:list-item>
        <text:list-item>
          <text:p text:style-name="P15">Razones para usar template.php</text:p>
        </text:list-item>
        <text:list-item>
          <text:p text:style-name="P13"><text:span text:style-name="T4">Agregando <text:s/>y modificando variables de los </text:span><text:span text:style-name="T2">templates</text:span><text:span text:style-name="T4">.</text:span></text:p>
        </text:list-item>
        <text:list-item>
          <text:p text:style-name="P13"><text:span text:style-name="T4">Sobreescribiendo funciones </text:span><text:span text:style-name="T2">theme</text:span><text:span text:style-name="T4">.</text:span></text:p>
        </text:list-item>
        <text:list-item>
          <text:p text:style-name="P15">Dándole estilo a los formularios.</text:p>
        </text:list-item>
        <text:list-item>
          <text:p text:style-name="P15">Reordenando formularios.</text:p>
        </text:list-item>
        <text:list-item>
          <text:p text:style-name="P15"><text:soft-page-break/>Seguridad en los temas.</text:p>
        </text:list-item>
        <text:list-item>
          <text:p text:style-name="P15">Agregando elementos configurables a los temas.</text:p>
        </text:list-item>
      </text:list>
      <text:p text:style-name="P14"/>
      <text:h text:style-name="Heading_20_2" text:outline-level="2">Otros puntos opcionales</text:h>
      <text:list text:style-name="L7">
        <text:list-item>
          <text:p text:style-name="P28"><text:span text:style-name="T2">Features</text:span>, <text:span text:style-name="T2">staging</text:span> y versionado de un proyecto.</text:p>
        </text:list-item>
        <text:list-item>
          <text:p text:style-name="P30"><text:span text:style-name="T4">Construcción de distribuciones Drupal.</text:span></text:p>
        </text:list-item>
      </text:list>
      <text:h text:style-name="Heading_20_2" text:outline-level="2" text:is-list-header="true">Creación de contenido para un sitio web administrable CMS/Drupal</text:h>
      <text:p text:style-name="P4">Orientado a personas sin conocimientos mayores y serán encargados de ingresar el contenido periódicamente.</text:p>
      <text:list text:style-name="L3">
        <text:list-item>
          <text:p text:style-name="P11">Conceptos básicos.</text:p>
          <text:list>
            <text:list-item>
              <text:p text:style-name="P11">Internet y software de acceso.</text:p>
            </text:list-item>
          </text:list>
        </text:list-item>
        <text:list-item>
          <text:p text:style-name="P11">Sitios web, CMSs y manejo de contenidos.</text:p>
        </text:list-item>
        <text:list-item>
          <text:p text:style-name="P11">Entiendiendo un gestor de contenidos.</text:p>
        </text:list-item>
        <text:list-item>
          <text:p text:style-name="P11">Capacidades y ventajas de un CMS.</text:p>
        </text:list-item>
        <text:list-item>
          <text:p text:style-name="P11">Diferencias entre front-end y back-end</text:p>
        </text:list-item>
        <text:list-item>
          <text:p text:style-name="P11">Como el contenido es ingresado y manejado.</text:p>
        </text:list-item>
        <text:list-item>
          <text:p text:style-name="P11">Roles y permisos.</text:p>
        </text:list-item>
        <text:list-item>
          <text:p text:style-name="P11">Organización de contenidos y comentarios por menús y taxonomías.</text:p>
        </text:list-item>
        <text:list-item>
          <text:p text:style-name="P11">Manejo básico de imágenes/multimedia.</text:p>
        </text:list-item>
        <text:list-item>
          <text:p text:style-name="P11">Controlando el look del sitio (temas).</text:p>
        </text:list-item>
        <text:list-item>
          <text:p text:style-name="P11">Configuración básica de módulos/bloques.</text:p>
        </text:list-item>
        <text:list-item>
          <text:p text:style-name="P11">Reportes y ayuda para vigilar el estado del sitio web.</text:p>
        </text:list-item>
        <text:list-item>
          <text:p text:style-name="P29">Recursos de ayuda extr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Bitstream Vera Sans1" style:font-size-asian="10.5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to</meta:initial-creator>
    <meta:creation-date>2010-10-26T19:21:26</meta:creation-date>
    <dc:creator>beto</dc:creator>
    <dc:date>2010-12-14T13:40:02</dc:date>
    <meta:printed-by>beto</meta:printed-by>
    <meta:print-date>2010-12-14T13:32:45</meta:print-date>
    <meta:editing-cycles>68</meta:editing-cycles>
    <meta:editing-duration>PT4H51M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5" meta:paragraph-count="123" meta:word-count="584" meta:character-count="4063"/>
  </office:meta>
</office:document-meta>
</file>